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EBACFA2E802E18D1.png" manifest:media-type="image/png"/>
  <manifest:file-entry manifest:full-path="Pictures/100001DC000004A7000004A72B993E0616711901.svg" manifest:media-type="image/svg+xml"/>
  <manifest:file-entry manifest:full-path="Pictures/10000201000002C3000002C304EF87E4E5F60C74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5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4.345cm" draw:shadow="hidden" draw:shadow-offset-x="0.071cm" draw:shadow-offset-y="0.071cm" draw:shadow-color="#c6c6c6" draw:shadow-opacity="100%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8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9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111111" draw:marker-start-width="0.28cm" draw:marker-end-width="0.28cm" draw:fill-color="#20589d" draw:textarea-horizontal-align="justify" draw:textarea-vertical-align="middle" draw:auto-grow-height="false" fo:min-height="0.459cm" fo:min-width="0.262cm" fo:padding-top="0.152cm" fo:padding-bottom="0.152cm" fo:padding-left="0.277cm" fo:padding-right="0.277cm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255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111111" draw:marker-start-width="0.28cm" draw:marker-end-width="0.28cm" draw:fill-color="#20589d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25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69" style:family="graphic" style:parent-style-name="standard">
      <style:graphic-properties draw:stroke="solid" svg:stroke-width="0.053cm" svg:stroke-color="#111111" draw:marker-start-width="0.28cm" draw:marker-end-width="0.28cm" draw:fill-color="#111111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7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4e4e4e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dddddd" loext:opacity="100%" style:font-name="Merriweather" fo:font-size="4.90000009536743pt" fo:font-style="italic" fo:font-weight="bold" fo:background-color="#333333" style:font-size-asian="5.40000009536743pt" style:font-weight-asian="bold" style:font-size-complex="5.40000009536743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3" style:family="paragraph">
      <style:paragraph-properties fo:margin-left="0cm" fo:margin-right="0cm" fo:margin-top="0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1" style:family="paragraph">
      <loext:graphic-properties draw:fill="solid"/>
      <style:paragraph-properties fo:text-align="center"/>
      <style:text-properties fo:color="#111111" loext:opacity="100%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6" style:family="paragraph">
      <loext:graphic-properties draw:fill="none" draw:fill-color="#ffffff"/>
      <style:paragraph-properties style:writing-mode="lr-tb"/>
      <style:text-properties fo:color="#333333" loext:opacity="100%" style:font-name="Operator Mono Lig Book" fo:font-size="12pt" style:text-underline-style="solid" style:text-underline-width="auto" style:text-underline-color="font-color" style:font-size-asian="16pt" style:font-size-complex="16pt"/>
    </style:style>
    <style:style style:name="P47" style:family="paragraph">
      <loext:graphic-properties draw:fill="none" draw:fill-color="#ffffff"/>
      <style:paragraph-properties style:writing-mode="lr-tb"/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48" style:family="paragraph">
      <style:text-properties fo:text-shadow="none" style:text-underline-style="none"/>
    </style:style>
    <style:style style:name="P4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fo:text-shadow="none" style:text-underline-style="none" style:font-size-asian="13pt" style:font-size-complex="13pt"/>
    </style:style>
    <style:style style:name="P50" style:family="paragraph">
      <style:paragraph-properties fo:margin-left="0cm" fo:margin-right="0cm" fo:margin-top="0cm" fo:margin-bottom="0cm" fo:line-height="100%" fo:text-align="end" fo:text-indent="0cm"/>
      <style:text-properties style:text-underline-style="non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text-underline-style="none" style:font-size-asian="10.5pt" style:font-size-complex="10.5pt"/>
    </style:style>
    <style:style style:name="P52" style:family="paragraph">
      <style:paragraph-properties fo:margin-left="0cm" fo:margin-right="0cm" fo:margin-top="0cm" fo:margin-bottom="0cm" fo:line-height="100%" fo:text-indent="0cm"/>
      <style:text-properties style:text-underline-style="non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none" fo:font-weight="normal" style:font-size-asian="11.5pt" style:font-weight-asian="normal" style:font-size-complex="11.5pt" style:font-weight-complex="normal"/>
    </style:style>
    <style:style style:name="P54" style:family="paragraph">
      <loext:graphic-properties draw:fill-color="#20589d"/>
      <style:paragraph-properties fo:text-align="center"/>
    </style:style>
    <style:style style:name="P5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text-underline-style="non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.5pt" style:text-underline-style="none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-color="#111111"/>
      <style:paragraph-properties fo:text-align="center"/>
    </style:style>
    <style:style style:name="P5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22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5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6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30" style:family="text">
      <style:text-properties fo:color="#111111" loext:opacity="100%" style:font-name="Merriweather" fo:font-size="10pt" style:font-size-asian="10pt" style:font-size-complex="10pt"/>
    </style:style>
    <style:style style:name="T3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variant="normal" fo:text-transform="none" fo:color="#46464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#cccccc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style:letter-kerning="true" fo:background-color="transparent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111111" loext:opacity="100%" style:font-name="Ubuntu Medium" fo:font-size="13pt" style:font-size-asian="13pt" style:font-size-complex="13pt"/>
    </style:style>
    <style:style style:name="T45" style:family="text">
      <style:text-properties fo:color="#111111" loext:opacity="100%" style:font-name="Merriweather" fo:font-size="10.5pt" style:font-size-asian="10.5pt" style:font-size-complex="10.5pt"/>
    </style:style>
    <style:style style:name="T4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111111" loext:opacity="100%" style:font-name="Merriweather" fo:font-size="11pt" style:font-size-asian="11pt" style:font-size-complex="11pt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5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33" loext:opacity="100%" style:font-name="Operator Mono Lig Book" fo:font-size="12pt" style:text-underline-style="solid" style:text-underline-width="auto" style:text-underline-color="font-color" style:font-size-asian="22pt" style:font-size-complex="22pt"/>
    </style:style>
    <style:style style:name="T58" style:family="text">
      <style:text-properties fo:color="#333333" loext:opacity="100%" style:font-name="Operator Mono Lig Book" fo:font-size="12pt" style:text-underline-style="solid" style:text-underline-width="auto" style:text-underline-color="font-color" fo:background-color="transparent" style:font-size-asian="22pt" style:font-size-complex="22pt"/>
    </style:style>
    <style:style style:name="T5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11111" loext:opacity="100%" style:font-name="Ubuntu Medium" fo:font-size="13pt" fo:text-shadow="none" style:font-size-asian="13pt" style:font-size-complex="13pt"/>
    </style:style>
    <style:style style:name="T61" style:family="text">
      <style:text-properties fo:color="#333333" loext:opacity="100%" style:font-name="Fantasque iCursive Dk" fo:font-size="11.5pt" fo:font-weight="normal" style:font-size-asian="11.5pt" style:font-weight-asian="normal" style:font-size-complex="11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8.374cm">
          <draw:text-box>
            <text:p text:style-name="P4"><text:span text:style-name="T3">But mainly I’m working as a Frontend developer. Who built a lot of web applications using </text:span><text:span text:style-name="T3"><text:line-break/></text:span><text:span text:style-name="T3">web technologies like </text:span><text:span text:style-name="T4">Bootstrap (react-bootstrap), Reactjs, Gatsbyjs, Gulp, Pug/Jade, Sass, Ajax, 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5">Software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mad</text:span><text:span text:style-name="T11"> Sal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04EF87E4E5F60C74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EBACFA2E802E18D1.png" xlink:type="simple" xlink:show="embed" xlink:actuate="onLoad" draw:mime-type="image/png"/>
        </draw:frame>
        <draw:frame draw:style-name="gr13" draw:text-style-name="P21" draw:layer="layout" svg:width="20.238cm" svg:height="1.309cm" svg:x="0.828cm" svg:y="10.157cm">
          <draw:text-box>
            <text:p text:style-name="P20"><text:span text:style-name="T15">One of the other technologies I used before is </text:span><text:span text:style-name="T16">Docker, a</text:span><text:span text:style-name="T17">nd built some simple CI/CD pipelines with help of </text:span><text:span text:style-name="T18">Circles, Travis </text:span><text:span text:style-name="T19">also</text:span><text:span text:style-name="T18"> Github actions.</text:span></text:p>
          </draw:text-box>
        </draw:frame>
        <draw:line draw:style-name="gr1" draw:text-style-name="P1" draw:layer="layout" svg:x1="5.841cm" svg:y1="12.323cm" svg:x2="20.298cm" svg:y2="12.323cm">
          <text:p/>
        </draw:line>
        <draw:frame draw:style-name="gr2" draw:text-style-name="P3" draw:layer="layout" svg:width="5.228cm" svg:height="0.751cm" svg:x="0.694cm" svg:y="12.269cm">
          <draw:text-box>
            <text:p text:style-name="P2"><text:span text:style-name="T20">Projects</text:span><text:span text:style-name="T2">:</text:span></text:p>
          </draw:text-box>
        </draw:frame>
        <draw:frame draw:style-name="gr14" draw:text-style-name="P16" draw:layer="layout" svg:width="5.933cm" svg:height="1.411cm" svg:x="0.726cm" svg:y="11.777cm">
          <draw:text-box>
            <text:p><text:span text:style-name="T12">Technical Experience</text:span></text:p>
          </draw:text-box>
        </draw:frame>
        <draw:frame draw:style-name="gr15" draw:text-style-name="P22" draw:layer="layout" svg:width="18.771cm" svg:height="0.742cm" svg:x="1.152cm" svg:y="14.046cm">
          <draw:text-box>
            <text:p text:style-name="P20"><text:span text:style-name="T21">Platform that helps people to sell their products online.</text:span></text:p>
          </draw:text-box>
        </draw:frame>
        <draw:frame draw:style-name="gr16" draw:text-style-name="P23" draw:layer="layout" svg:width="18.72cm" svg:height="0.696cm" svg:x="1.193cm" svg:y="15.328cm">
          <draw:text-box>
            <text:list text:style-name="L2">
              <text:list-item>
                <text:p text:style-name="P4"><text:span text:style-name="T22">Achieved </text:span><text:span text:style-name="T23">authorizing</text:span><text:span text:style-name="T22">/</text:span><text:span text:style-name="T23">authenticating</text:span><text:span text:style-name="T22"> for users.</text:span></text:p>
              </text:list-item>
            </text:list>
          </draw:text-box>
        </draw:frame>
        <draw:frame draw:style-name="gr17" draw:text-style-name="P24" draw:layer="layout" svg:width="13.135cm" svg:height="0.725cm" svg:x="0.99cm" svg:y="13.524cm">
          <draw:text-box>
            <text:p text:style-name="P4"><text:span text:style-name="T24"><text:a xlink:href="https://github.com/salihcodev/fullcart" xlink:type="simple">https://github.com/salihcodev/fullcart</text:a></text:span></text:p>
          </draw:text-box>
        </draw:frame>
        <draw:frame draw:style-name="gr18" draw:text-style-name="P25" draw:layer="layout" svg:width="1.892cm" svg:height="0.696cm" svg:x="1.262cm" svg:y="24.767cm">
          <draw:text-box>
            <text:p text:style-name="P4"><text:span text:style-name="T25">Reactjs</text:span></text:p>
          </draw:text-box>
        </draw:frame>
        <draw:frame draw:style-name="gr18" draw:text-style-name="P26" draw:layer="layout" svg:width="2.699cm" svg:height="0.696cm" svg:x="4.4cm" svg:y="24.748cm">
          <draw:text-box>
            <text:p text:style-name="P4"><text:span text:style-name="T25">Typescript</text:span></text:p>
          </draw:text-box>
        </draw:frame>
        <draw:frame draw:style-name="gr19" draw:text-style-name="P27" draw:layer="layout" svg:width="5.933cm" svg:height="0.835cm" svg:x="0.765cm" svg:y="12.896cm">
          <draw:text-box>
            <text:p text:style-name="P20"><text:span text:style-name="T26"><text:a xlink:href="https://fullcart.netlify.app/" xlink:type="simple">Fullcart</text:a></text:span></text:p>
          </draw:text-box>
        </draw:frame>
        <draw:frame draw:style-name="gr18" draw:text-style-name="P25" draw:layer="layout" svg:width="1.766cm" svg:height="0.696cm" svg:x="2.919cm" svg:y="24.767cm">
          <draw:text-box>
            <text:p text:style-name="P4"><text:span text:style-name="T25">Redu</text:span><text:span text:style-name="T27">x</text:span></text:p>
          </draw:text-box>
        </draw:frame>
        <draw:frame draw:style-name="gr20" draw:text-style-name="P5" draw:layer="layout" svg:width="20.324cm" svg:height="1.309cm" svg:x="0.834cm" svg:y="6.322cm">
          <draw:text-box>
            <text:p text:style-name="P4"><text:span text:style-name="T3">All this in various languages and technologies like </text:span><text:span text:style-name="T4">ES6</text:span><text:span text:style-name="T3">+ </text:span><text:span text:style-name="T28">and</text:span><text:span text:style-name="T3"> </text:span><text:span text:style-name="T4">(Typescript), Reactjs, React Native, Nodejs, MongoDB, Expressjs, Sass.</text:span></text:p>
          </draw:text-box>
        </draw:frame>
        <draw:frame draw:style-name="gr21" draw:text-style-name="P23" draw:layer="layout" svg:width="18.72cm" svg:height="0.696cm" svg:x="1.193cm" svg:y="16.852cm">
          <draw:text-box>
            <text:list text:style-name="L2">
              <text:list-item>
                <text:p text:style-name="P4"><text:span text:style-name="T22">Implemented </text:span><text:span text:style-name="T23">fully-functional dashboard</text:span><text:span text:style-name="T22"> to make every suppler </text:span><text:span text:style-name="T29">manage</text:span><text:span text:style-name="T22"> their products.</text:span></text:p>
              </text:list-item>
            </text:list>
          </draw:text-box>
        </draw:frame>
        <draw:frame draw:style-name="gr22" draw:text-style-name="P23" draw:layer="layout" svg:width="18.72cm" svg:height="0.696cm" svg:x="1.193cm" svg:y="22.339cm">
          <draw:text-box>
            <text:list text:style-name="L2">
              <text:list-item>
                <text:p text:style-name="P4"><text:span text:style-name="T22">Cart, wishlist and checkout pages.</text:span></text:p>
              </text:list-item>
            </text:list>
          </draw:text-box>
        </draw:frame>
        <draw:frame draw:style-name="gr23" draw:text-style-name="P23" draw:layer="layout" svg:width="18.72cm" svg:height="0.696cm" svg:x="1.193cm" svg:y="23.839cm">
          <draw:text-box>
            <text:list text:style-name="L2">
              <text:list-item>
                <text:p text:style-name="P4"><text:span text:style-name="T30">Single product page that contains </text:span><text:span text:style-name="T23">full-details, reviews (categorized reviews) and basic supller info</text:span><text:span text:style-name="T30">.</text:span></text:p>
              </text:list-item>
            </text:list>
          </draw:text-box>
        </draw:frame>
        <draw:frame draw:style-name="gr24" draw:text-style-name="P23" draw:layer="layout" svg:width="18.72cm" svg:height="0.696cm" svg:x="1.193cm" svg:y="15.828cm">
          <draw:text-box>
            <text:list text:style-name="L2">
              <text:list-item>
                <text:p text:style-name="P4"><text:span text:style-name="T31">Built </text:span><text:span text:style-name="T32">role</text:span><text:span text:style-name="T31"> system for the users </text:span><text:span text:style-name="T33">customers/supplers</text:span><text:span text:style-name="T22">.</text:span></text:p>
              </text:list-item>
            </text:list>
          </draw:text-box>
        </draw:frame>
        <draw:frame draw:style-name="gr18" draw:text-style-name="P26" draw:layer="layout" svg:width="2.699cm" svg:height="0.696cm" svg:x="6.581cm" svg:y="24.771cm">
          <draw:text-box>
            <text:p text:style-name="P4"><text:span text:style-name="T25">Expressjs</text:span></text:p>
          </draw:text-box>
        </draw:frame>
        <draw:frame draw:style-name="gr18" draw:text-style-name="P26" draw:layer="layout" svg:width="2.699cm" svg:height="0.696cm" svg:x="8.64cm" svg:y="24.748cm">
          <draw:text-box>
            <text:p text:style-name="P4"><text:span text:style-name="T25">MongoDB</text:span></text:p>
          </draw:text-box>
        </draw:frame>
        <draw:frame draw:style-name="gr25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general software engineer who usually uses the </text:span><text:span text:style-name="T34">MERN</text:span><text:span text:style-name="T3"> Stack with experience in the </text:span><text:span text:style-name="T28">front-end</text:span><text:span text:style-name="T3">, in </text:span><text:span text:style-name="T28">the back-end</text:span><text:span text:style-name="T3">, not only but also gained some experience in mobile applications development (not big exp. but willing to build expreince).</text:span></text:p>
          </draw:text-box>
        </draw:frame>
        <draw:frame draw:style-name="gr26" draw:text-style-name="P28" draw:layer="layout" svg:width="4.845cm" svg:height="0.649cm" svg:x="4.918cm" svg:y="2.625cm">
          <draw:text-box>
            <text:p text:style-name="P6"><text:span text:style-name="T35">(MERN fullstack developer)</text:span></text:p>
          </draw:text-box>
        </draw:frame>
        <draw:frame draw:style-name="gr18" draw:text-style-name="P26" draw:layer="layout" svg:width="1.803cm" svg:height="0.696cm" svg:x="10.917cm" svg:y="24.748cm">
          <draw:text-box>
            <text:p text:style-name="P4"><text:span text:style-name="T25">Docker</text:span></text:p>
          </draw:text-box>
        </draw:frame>
        <draw:frame draw:style-name="gr27" draw:text-style-name="P29" draw:layer="layout" svg:width="5.448cm" svg:height="0.696cm" svg:x="2.616cm" svg:y="12.987cm">
          <draw:text-box>
            <text:p text:style-name="P20"><text:span text:style-name="T36">( eCommercial platform</text:span><text:span text:style-name="T37">)</text:span></text:p>
          </draw:text-box>
        </draw:frame>
        <draw:frame draw:style-name="gr28" draw:text-style-name="P30" draw:layer="layout" svg:width="5.448cm" svg:height="0.742cm" svg:x="1.164cm" svg:y="14.728cm">
          <draw:text-box>
            <text:p text:style-name="P20"><text:span text:style-name="T38"><text:s/></text:span><text:span text:style-name="T38">Key features </text:span></text:p>
          </draw:text-box>
        </draw:frame>
        <draw:frame draw:style-name="gr29" draw:text-style-name="P23" draw:layer="layout" svg:width="18.638cm" svg:height="0.696cm" svg:x="1.793cm" svg:y="17.352cm">
          <draw:text-box>
            <text:list text:style-name="L3">
              <text:list-item>
                <text:p text:style-name="P4"><text:span text:style-name="T22">Statistics for </text:span><text:span text:style-name="T23">sold, added, order-states and new buyers.</text:span></text:p>
              </text:list-item>
            </text:list>
          </draw:text-box>
        </draw:frame>
        <draw:frame draw:style-name="gr30" draw:text-style-name="P23" draw:layer="layout" svg:width="18.638cm" svg:height="0.696cm" svg:x="1.793cm" svg:y="17.83cm">
          <draw:text-box>
            <text:list text:style-name="L3">
              <text:list-item>
                <text:p text:style-name="P4"><text:span text:style-name="T39">Product controllers </text:span><text:span text:style-name="T33">(</text:span><text:span text:style-name="T23">crud) </text:span><text:span text:style-name="T40">products, with smart product builder.</text:span></text:p>
              </text:list-item>
            </text:list>
          </draw:text-box>
        </draw:frame>
        <draw:frame draw:style-name="gr31" draw:text-style-name="P23" draw:layer="layout" svg:width="18.638cm" svg:height="0.696cm" svg:x="1.793cm" svg:y="18.33cm">
          <draw:text-box>
            <text:list text:style-name="L3">
              <text:list-item>
                <text:p text:style-name="P4"><text:span text:style-name="T22">Categorized products in poth customer’s end and suppler’s end.</text:span></text:p>
              </text:list-item>
            </text:list>
          </draw:text-box>
        </draw:frame>
        <draw:frame draw:style-name="gr32" draw:text-style-name="P23" draw:layer="layout" svg:width="18.638cm" svg:height="0.696cm" svg:x="1.793cm" svg:y="18.852cm">
          <draw:text-box>
            <text:list text:style-name="L3">
              <text:list-item>
                <text:p text:style-name="P4"><text:span text:style-name="T41">Orders page</text:span><text:span text:style-name="T22"> show all needed data about every single </text:span><text:span text:style-name="T23">order</text:span><text:span text:style-name="T22">.</text:span></text:p>
              </text:list-item>
            </text:list>
          </draw:text-box>
        </draw:frame>
        <draw:frame draw:style-name="gr33" draw:text-style-name="P23" draw:layer="layout" svg:width="18.72cm" svg:height="0.696cm" svg:x="1.193cm" svg:y="22.839cm">
          <draw:text-box>
            <text:list text:style-name="L2">
              <text:list-item>
                <text:p text:style-name="P4"><text:span text:style-name="T22">Notifications system to responed for order’s and any thing else should be notified.</text:span></text:p>
              </text:list-item>
            </text:list>
          </draw:text-box>
        </draw:frame>
        <draw:frame draw:style-name="gr34" draw:text-style-name="P23" draw:layer="layout" svg:width="18.72cm" svg:height="0.696cm" svg:x="1.193cm" svg:y="23.339cm">
          <draw:text-box>
            <text:list text:style-name="L2">
              <text:list-item>
                <text:p text:style-name="P4"><text:span text:style-name="T22">Chat erea to keep in touch with your order.</text:span></text:p>
              </text:list-item>
            </text:list>
          </draw:text-box>
        </draw:frame>
        <draw:frame draw:style-name="gr35" draw:text-style-name="P23" draw:layer="layout" svg:width="18.72cm" svg:height="0.696cm" svg:x="1.193cm" svg:y="21.783cm">
          <draw:text-box>
            <text:list text:style-name="L2">
              <text:list-item>
                <text:p text:style-name="P4"><text:span text:style-name="T22">A </text:span><text:span text:style-name="T23">pre-Made</text:span><text:span text:style-name="T22"> suppler </text:span><text:span text:style-name="T29">profile </text:span><text:span text:style-name="T22">and represented as </text:span><text:span text:style-name="T29">‘the company website’.</text:span></text:p>
              </text:list-item>
            </text:list>
          </draw:text-box>
        </draw:frame>
        <draw:frame draw:style-name="gr36" draw:text-style-name="P23" draw:layer="layout" svg:width="18.72cm" svg:height="0.696cm" svg:x="1.193cm" svg:y="19.462cm">
          <draw:text-box>
            <text:list text:style-name="L2">
              <text:list-item>
                <text:p text:style-name="P20"><text:span text:style-name="T22">Shop page that has </text:span><text:span text:style-name="T23">popular </text:span><text:span text:style-name="T22">products and </text:span><text:span text:style-name="T23">suggestion </text:span><text:span text:style-name="T40">for the customer </text:span><text:span text:style-name="T23">(recommendations)</text:span><text:span text:style-name="T40">.</text:span></text:p>
              </text:list-item>
            </text:list>
          </draw:text-box>
        </draw:frame>
        <draw:frame draw:style-name="gr37" draw:text-style-name="P23" draw:layer="layout" svg:width="18.638cm" svg:height="0.696cm" svg:x="1.793cm" svg:y="21.22cm">
          <draw:text-box>
            <text:list text:style-name="L3">
              <text:list-item>
                <text:p text:style-name="P4"><text:span text:style-name="T41">Filtering</text:span><text:span text:style-name="T23"> </text:span><text:span text:style-name="T40">products via </text:span><text:span text:style-name="T23">category, sub-category and price range</text:span><text:span text:style-name="T40">.</text:span></text:p>
              </text:list-item>
            </text:list>
          </draw:text-box>
        </draw:frame>
        <draw:frame draw:style-name="gr38" draw:text-style-name="P23" draw:layer="layout" svg:width="18.72cm" svg:height="0.696cm" svg:x="1.193cm" svg:y="16.328cm">
          <draw:text-box>
            <text:list text:style-name="L2">
              <text:list-item>
                <text:p text:style-name="P4"><text:span text:style-name="T30">Hotlist for </text:span><text:span text:style-name="T41">searching</text:span><text:span text:style-name="T30"> in whole products, Also </text:span><text:span text:style-name="T23">show suggistions</text:span><text:span text:style-name="T30"> about trinding searches.</text:span></text:p>
              </text:list-item>
            </text:list>
          </draw:text-box>
        </draw:frame>
        <draw:frame draw:style-name="gr39" draw:text-style-name="P23" draw:layer="layout" svg:width="18.638cm" svg:height="0.696cm" svg:x="1.793cm" svg:y="20.612cm">
          <draw:text-box>
            <text:list text:style-name="L3">
              <text:list-item>
                <text:p text:style-name="P4"><text:span text:style-name="T30">Implement the capability to </text:span><text:span text:style-name="T29">sort</text:span><text:span text:style-name="T30"> with </text:span><text:span text:style-name="T23">price ranges, creation time, relevance </text:span><text:span text:style-name="T40">and</text:span><text:span text:style-name="T23"> popularity.</text:span></text:p>
              </text:list-item>
            </text:list>
          </draw:text-box>
        </draw:frame>
        <draw:frame draw:style-name="gr40" draw:text-style-name="P23" draw:layer="layout" svg:width="18.638cm" svg:height="0.696cm" svg:x="1.793cm" svg:y="20.049cm">
          <draw:text-box>
            <text:list text:style-name="L3">
              <text:list-item>
                <text:p text:style-name="P20"><text:span text:style-name="T29">Searching</text:span><text:span text:style-name="T30"> in all categories, with </text:span><text:span text:style-name="T23">name</text:span><text:span text:style-name="T30"> and </text:span><text:span text:style-name="T23">ISBN.</text:span></text:p>
              </text:list-item>
            </text:list>
          </draw:text-box>
        </draw:frame>
        <draw:frame draw:style-name="gr41" draw:text-style-name="P31" draw:layer="layout" svg:width="5.448cm" svg:height="0.696cm" svg:x="6.916cm" svg:y="12.987cm">
          <draw:text-box>
            <text:p text:style-name="P20"><text:span text:style-name="T42">__under progress__</text:span></text:p>
          </draw:text-box>
        </draw:frame>
        <draw:frame draw:style-name="gr42" draw:text-style-name="P21" draw:layer="layout" svg:width="20.324cm" svg:height="0.78cm" svg:x="0.834cm" svg:y="7.51cm">
          <draw:text-box>
            <text:p text:style-name="P20"><text:span text:style-name="T4">Recently a found a new interest, </text:span><text:span text:style-name="T43">Golang</text:span></text:p>
          </draw:text-box>
        </draw:frame>
      </draw:page>
      <draw:page draw:name="Past Experiences, Work, Extra" draw:style-name="dp1" draw:master-page-name="Default">
        <draw:frame draw:style-name="gr43" draw:text-style-name="P32" draw:layer="layout" svg:width="3.556cm" svg:height="0.856cm" svg:x="2.247cm" svg:y="1.701cm">
          <draw:text-box>
            <text:p><text:span text:style-name="T44">Upwork</text:span></text:p>
          </draw:text-box>
        </draw:frame>
        <draw:frame draw:style-name="gr44" draw:text-style-name="P34" draw:layer="layout" svg:width="5.143cm" svg:height="0.717cm" svg:x="15.244cm" svg:y="1.811cm">
          <draw:text-box>
            <text:p text:style-name="P33"><text:span text:style-name="T45">Juni – 2019: Sep <text:s/>- </text:span><text:span text:style-name="T45">2020 </text:span></text:p>
          </draw:text-box>
        </draw:frame>
        <draw:frame draw:style-name="gr45" draw:text-style-name="P35" draw:layer="layout" svg:width="5.225cm" svg:height="0.823cm" svg:x="2.263cm" svg:y="3.072cm">
          <draw:text-box>
            <text:p text:style-name="P4"><text:span text:style-name="T46">Web Designer</text:span></text:p>
          </draw:text-box>
        </draw:frame>
        <draw:frame draw:style-name="gr46" draw:text-style-name="P36" draw:layer="layout" svg:width="18.701cm" svg:height="0.742cm" svg:x="2.284cm" svg:y="3.749cm">
          <draw:text-box>
            <text:p text:style-name="P4"><text:span text:style-name="T47">I</text:span><text:span text:style-name="T47">'</text:span><text:span text:style-name="T47">v</text:span><text:span text:style-name="T47">e</text:span><text:span text:style-name="T47"> </text:span><text:span text:style-name="T47">w</text:span><text:span text:style-name="T47">o</text:span><text:span text:style-name="T47">r</text:span><text:span text:style-name="T47">k</text:span><text:span text:style-name="T47">e</text:span><text:span text:style-name="T47">d</text:span><text:span text:style-name="T47"> </text:span><text:span text:style-name="T47">f</text:span><text:span text:style-name="T47">o</text:span><text:span text:style-name="T47">r </text:span><text:span text:style-name="T47">a</text:span><text:span text:style-name="T47"> </text:span><text:span text:style-name="T47">w</text:span><text:span text:style-name="T47">h</text:span><text:span text:style-name="T47">i</text:span><text:span text:style-name="T47">l</text:span><text:span text:style-name="T47">e</text:span><text:span text:style-name="T47"> </text:span><text:span text:style-name="T47">a</text:span><text:span text:style-name="T47">t </text:span><text:span text:style-name="T47">U</text:span><text:span text:style-name="T47">p</text:span><text:span text:style-name="T47">w</text:span><text:span text:style-name="T47">o</text:span><text:span text:style-name="T47">r</text:span><text:span text:style-name="T47">k</text:span><text:span text:style-name="T47"> </text:span><text:span text:style-name="T47">a</text:span><text:span text:style-name="T47">s</text:span><text:span text:style-name="T47"> </text:span><text:span text:style-name="T47">a</text:span><text:span text:style-name="T47"> </text:span><text:span text:style-name="T47">w</text:span><text:span text:style-name="T47">e</text:span><text:span text:style-name="T47">b</text:span><text:span text:style-name="T47"> </text:span><text:span text:style-name="T47">d</text:span><text:span text:style-name="T47">e</text:span><text:span text:style-name="T47">s</text:span><text:span text:style-name="T47">i</text:span><text:span text:style-name="T47">g</text:span><text:span text:style-name="T47">n</text:span><text:span text:style-name="T47">e</text:span><text:span text:style-name="T47">r</text:span><text:span text:style-name="T47">.</text:span></text:p>
          </draw:text-box>
        </draw:frame>
        <draw:frame draw:style-name="gr47" draw:text-style-name="P37" draw:layer="layout" svg:width="3.031cm" svg:height="0.742cm" svg:x="4.33cm" svg:y="1.706cm">
          <draw:text-box>
            <text:p text:style-name="P4"><text:span text:style-name="T48">freelancing</text:span></text:p>
          </draw:text-box>
        </draw:frame>
        <draw:frame draw:style-name="gr48" draw:text-style-name="P38" draw:layer="layout" svg:width="5.225cm" svg:height="0.742cm" svg:x="2.241cm" svg:y="4.373cm">
          <draw:text-box>
            <text:p text:style-name="P4"><text:span text:style-name="T49">Highlights</text:span></text:p>
          </draw:text-box>
        </draw:frame>
        <draw:frame draw:style-name="gr49" draw:text-style-name="P39" draw:layer="layout" svg:width="4.145cm" svg:height="0.657cm" svg:x="2.2cm" svg:y="2.312cm">
          <draw:text-box>
            <text:p text:style-name="P4"><text:span text:style-name="T24"><text:a xlink:href="http://upwork.com/" xlink:type="simple">upwork.com</text:a></text:span></text:p>
          </draw:text-box>
        </draw:frame>
        <draw:frame draw:style-name="gr18" draw:text-style-name="P40" draw:layer="layout" svg:width="18.566cm" svg:height="0.696cm" svg:x="2.419cm" svg:y="4.979cm">
          <draw:text-box>
            <text:p text:style-name="P4"><text:span text:style-name="T50">Learned </text:span><text:span text:style-name="T50">some </text:span><text:span text:style-name="T50">additional </text:span><text:span text:style-name="T50">communic</text:span><text:span text:style-name="T50">ation </text:span><text:span text:style-name="T50">skills.</text:span></text:p>
          </draw:text-box>
        </draw:frame>
        <draw:frame draw:style-name="gr18" draw:text-style-name="P40" draw:layer="layout" svg:width="18.566cm" svg:height="0.696cm" svg:x="2.419cm" svg:y="5.579cm">
          <draw:text-box>
            <text:p text:style-name="P4"><text:span text:style-name="T50">Achieved </text:span><text:span text:style-name="T50">some </text:span><text:span text:style-name="T50">progress </text:span><text:span text:style-name="T50">in </text:span><text:span text:style-name="T50">backend </text:span><text:span text:style-name="T50">technolog</text:span><text:span text:style-name="T50">ies, </text:span><text:span text:style-name="T50">Because I </text:span><text:span text:style-name="T50">needed it </text:span><text:span text:style-name="T50">to finish </text:span><text:span text:style-name="T50">some </text:span><text:span text:style-name="T50">projects.</text:span></text:p>
          </draw:text-box>
        </draw:frame>
        <draw:frame draw:style-name="gr18" draw:text-style-name="P40" draw:layer="layout" svg:width="18.566cm" svg:height="0.696cm" svg:x="2.419cm" svg:y="6.179cm">
          <draw:text-box>
            <text:p text:style-name="P4"><text:span text:style-name="T50">Became aware of UI &amp; UX </text:span><text:span text:style-name="T50">more than the beginning.</text:span></text:p>
          </draw:text-box>
        </draw:frame>
        <draw:line draw:style-name="gr1" draw:text-style-name="P41" draw:layer="layout" svg:x1="4.942cm" svg:y1="0.988cm" svg:x2="20.6cm" svg:y2="0.988cm">
          <text:p/>
        </draw:line>
        <draw:frame draw:style-name="gr2" draw:text-style-name="P42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19" draw:text-style-name="P43" draw:layer="layout" svg:width="4.155cm" svg:height="0.835cm" svg:x="0.787cm" svg:y="0.5cm">
          <draw:text-box>
            <text:p><text:span text:style-name="T51">Work Experience</text:span></text:p>
          </draw:text-box>
        </draw:frame>
        <draw:frame draw:style-name="gr50" draw:text-style-name="P44" draw:layer="layout" svg:width="7.385cm" svg:height="0.742cm" svg:x="1.107cm" svg:y="19.243cm">
          <draw:text-box>
            <text:p text:style-name="P4"><text:span text:style-name="T52">Languages:</text:span></text:p>
          </draw:text-box>
        </draw:frame>
        <draw:frame draw:style-name="gr51" draw:text-style-name="P36" draw:layer="layout" svg:width="8.182cm" svg:height="0.742cm" svg:x="1.812cm" svg:y="19.84cm">
          <draw:text-box>
            <text:p text:style-name="P4"><text:span text:style-name="T53">Arabic <text:s text:c="2"/></text:span><text:span text:style-name="T48">native</text:span></text:p>
          </draw:text-box>
        </draw:frame>
        <draw:frame draw:style-name="gr52" draw:text-style-name="P36" draw:layer="layout" svg:width="8.436cm" svg:height="0.742cm" svg:x="1.807cm" svg:y="20.443cm">
          <draw:text-box>
            <text:p text:style-name="P4"><text:span text:style-name="T54">English</text:span></text:p>
          </draw:text-box>
        </draw:frame>
        <draw:frame draw:style-name="gr53" draw:text-style-name="P36" draw:layer="layout" svg:width="7.674cm" svg:height="0.742cm" svg:x="1.807cm" svg:y="21.043cm">
          <draw:text-box>
            <text:p text:style-name="P4"><text:span text:style-name="T54">Deutsch</text:span></text:p>
          </draw:text-box>
        </draw:frame>
        <draw:frame draw:style-name="gr54" draw:text-style-name="P45" draw:layer="layout" svg:width="3.249cm" svg:height="0.742cm" svg:x="5.007cm" svg:y="22.886cm">
          <draw:text-box>
            <text:p text:style-name="P4"><text:span text:style-name="T55">(github)</text:span></text:p>
          </draw:text-box>
        </draw:frame>
        <draw:frame draw:style-name="gr55" draw:text-style-name="P45" draw:layer="layout" svg:width="3.448cm" svg:height="0.742cm" svg:x="4.986cm" svg:y="23.475cm">
          <draw:text-box>
            <text:p text:style-name="P4"><text:span text:style-name="T56">(</text:span><text:span text:style-name="T55">linkedIn)</text:span><text:span text:style-name="T55"><text:tab/></text:span></text:p>
          </draw:text-box>
        </draw:frame>
        <draw:frame draw:style-name="gr56" draw:text-style-name="P45" draw:layer="layout" svg:width="4.011cm" svg:height="0.742cm" svg:x="4.989cm" svg:y="24.063cm">
          <draw:text-box>
            <text:p text:style-name="P4"><text:span text:style-name="T56">(twitter</text:span><text:span text:style-name="T55">)</text:span></text:p>
          </draw:text-box>
        </draw:frame>
        <draw:frame draw:style-name="gr57" draw:text-style-name="P44" draw:layer="layout" svg:width="6.876cm" svg:height="0.742cm" svg:x="1.107cm" svg:y="22.143cm">
          <draw:text-box>
            <text:p text:style-name="P4"><text:span text:style-name="T52">More useful </text:span><text:span text:style-name="T52">links:</text:span></text:p>
          </draw:text-box>
        </draw:frame>
        <draw:frame draw:style-name="gr58" draw:text-style-name="P46" draw:layer="layout" svg:width="3.065cm" svg:height="0.801cm" svg:x="1.87cm" svg:y="23.349cm">
          <draw:text-box>
            <text:p><text:span text:style-name="T57"><text:a xlink:href="https://www.linkedin.com/in/salihcodev" xlink:type="simple">@salihcodev</text:a></text:span></text:p>
          </draw:text-box>
        </draw:frame>
        <draw:frame draw:style-name="gr59" draw:text-style-name="P47" draw:layer="layout" svg:width="3.069cm" svg:height="0.759cm" svg:x="1.866cm" svg:y="23.95cm">
          <draw:text-box>
            <text:p><text:span text:style-name="T58"><text:a xlink:href="https://www.twitter.com/salihcodev" xlink:type="simple">@salihcodev</text:a></text:span></text:p>
          </draw:text-box>
        </draw:frame>
        <draw:frame draw:style-name="gr60" draw:text-style-name="P45" draw:layer="layout" svg:width="4.011cm" svg:height="0.742cm" svg:x="4.984cm" svg:y="24.664cm">
          <draw:text-box>
            <text:p text:style-name="P4"><text:span text:style-name="T56">(facebook</text:span><text:span text:style-name="T55">)</text:span></text:p>
          </draw:text-box>
        </draw:frame>
        <draw:frame draw:style-name="gr59" draw:text-style-name="P47" draw:layer="layout" svg:width="3.069cm" svg:height="0.759cm" svg:x="1.861cm" svg:y="24.551cm">
          <draw:text-box>
            <text:p><text:span text:style-name="T58"><text:a xlink:href="https://www.facebook.com/salihcodev" xlink:type="simple">@salihcodev</text:a></text:span></text:p>
          </draw:text-box>
        </draw:frame>
        <draw:frame draw:style-name="gr58" draw:text-style-name="P46" draw:layer="layout" svg:width="3.065cm" svg:height="0.801cm" svg:x="1.871cm" svg:y="22.75cm">
          <draw:text-box>
            <text:p><text:span text:style-name="T57"><text:a xlink:href="https://www.github.com/salihcodev" xlink:type="simple">@salihcodev</text:a></text:span></text:p>
          </draw:text-box>
        </draw:frame>
        <draw:line draw:style-name="gr1" draw:text-style-name="P41" draw:layer="layout" svg:x1="2.524cm" svg:y1="18.588cm" svg:x2="20.605cm" svg:y2="18.588cm">
          <text:p/>
        </draw:line>
        <draw:frame draw:style-name="gr61" draw:text-style-name="P42" draw:layer="layout" svg:width="5.228cm" svg:height="1.251cm" svg:x="0.796cm" svg:y="18.534cm">
          <draw:text-box>
            <text:p text:style-name="P2"><text:span text:style-name="T59">More Info </text:span><text:span text:style-name="T59">About Me</text:span></text:p>
          </draw:text-box>
        </draw:frame>
        <draw:frame draw:style-name="gr19" draw:text-style-name="P43" draw:layer="layout" svg:width="4.155cm" svg:height="0.835cm" svg:x="0.792cm" svg:y="18.1cm">
          <draw:text-box>
            <text:p><text:span text:style-name="T51">Extras</text:span></text:p>
          </draw:text-box>
        </draw:frame>
        <draw:frame draw:style-name="gr62" draw:text-style-name="P49" draw:layer="layout" svg:width="13.431cm" svg:height="0.78cm" svg:x="2.247cm" svg:y="8.602cm">
          <draw:text-box>
            <text:p text:style-name="P48"><text:span text:style-name="T60"><text:a xlink:href="https://www.coursera.org/specializations/software-design-architecture" xlink:type="simple">Software Design and Architecture Specialization</text:a></text:span></text:p>
          </draw:text-box>
        </draw:frame>
        <draw:frame draw:style-name="gr44" draw:text-style-name="P51" draw:layer="layout" svg:width="3.502cm" svg:height="0.717cm" svg:x="16.797cm" svg:y="9.212cm">
          <draw:text-box>
            <text:p text:style-name="P50"><text:span text:style-name="T45">--</text:span></text:p>
          </draw:text-box>
        </draw:frame>
        <draw:frame draw:style-name="gr49" draw:text-style-name="P53" draw:layer="layout" svg:width="6.666cm" svg:height="0.657cm" svg:x="2.553cm" svg:y="9.335cm">
          <draw:text-box>
            <text:p text:style-name="P52"><text:span text:style-name="T61">OBJECT </text:span><text:span text:style-name="T61">ORIANTED </text:span><text:span text:style-name="T61">DESIGN</text:span></text:p>
          </draw:text-box>
        </draw:frame>
        <draw:frame draw:style-name="gr62" draw:text-style-name="P32" draw:layer="layout" svg:width="8.388cm" svg:height="0.78cm" svg:x="1.253cm" svg:y="15.702cm">
          <draw:text-box>
            <text:p><text:span text:style-name="T44">UNIV</text:span><text:span text:style-name="T44">ERSIT</text:span><text:span text:style-name="T44">Y OF </text:span><text:span text:style-name="T44">SADA</text:span><text:span text:style-name="T44">T CITY</text:span></text:p>
          </draw:text-box>
        </draw:frame>
        <draw:frame draw:style-name="gr63" draw:text-style-name="P37" draw:layer="layout" svg:width="3.031cm" svg:height="0.742cm" svg:x="1.543cm" svg:y="17.173cm">
          <draw:text-box>
            <text:p text:style-name="P4"><text:span text:style-name="T48">Law student</text:span></text:p>
          </draw:text-box>
        </draw:frame>
        <draw:frame draw:style-name="gr49" draw:text-style-name="P39" draw:layer="layout" svg:width="4.145cm" svg:height="0.657cm" svg:x="1.559cm" svg:y="16.335cm">
          <draw:text-box>
            <text:p text:style-name="P4"><text:span text:style-name="T24"><text:a xlink:href="http://law.usc.edu.eg/ar" xlink:type="simple">law.usc.edu.eg/ar</text:a></text:span></text:p>
          </draw:text-box>
        </draw:frame>
        <draw:line draw:style-name="gr1" draw:text-style-name="P41" draw:layer="layout" svg:x1="3.291cm" svg:y1="15.389cm" svg:x2="20.606cm" svg:y2="15.389cm">
          <text:p/>
        </draw:line>
        <draw:frame draw:style-name="gr19" draw:text-style-name="P43" draw:layer="layout" svg:width="4.155cm" svg:height="0.835cm" svg:x="0.793cm" svg:y="14.901cm">
          <draw:text-box>
            <text:p><text:span text:style-name="T51">Education</text:span></text:p>
          </draw:text-box>
        </draw:frame>
        <draw:line draw:style-name="gr1" draw:text-style-name="P41" draw:layer="layout" svg:x1="4.947cm" svg:y1="7.789cm" svg:x2="20.605cm" svg:y2="7.789cm">
          <text:p/>
        </draw:line>
        <draw:frame draw:style-name="gr2" draw:text-style-name="P42" draw:layer="layout" svg:width="5.228cm" svg:height="0.751cm" svg:x="0.796cm" svg:y="7.691cm">
          <draw:text-box>
            <text:p text:style-name="P2"><text:span text:style-name="T2">Certificates:</text:span></text:p>
          </draw:text-box>
        </draw:frame>
        <draw:frame draw:style-name="gr19" draw:text-style-name="P43" draw:layer="layout" svg:width="4.155cm" svg:height="0.835cm" svg:x="0.792cm" svg:y="7.201cm">
          <draw:text-box>
            <text:p><text:span text:style-name="T51">Achievements</text:span></text:p>
          </draw:text-box>
        </draw:frame>
        <draw:custom-shape draw:style-name="gr64" draw:text-style-name="P54" draw:layer="layout" svg:width="0.762cm" svg:height="0.789cm" svg:x="1.255cm" svg:y="8.849cm">
          <text:p/>
          <draw:enhanced-geometry svg:viewBox="0 0 21600 21600" draw:type="rectangle" draw:enhanced-path="M 0 0 L 21600 0 21600 21600 0 21600 0 0 Z N"/>
        </draw:custom-shape>
        <draw:frame draw:style-name="gr65" draw:text-style-name="P56" draw:layer="layout" svg:width="9.188cm" svg:height="0.657cm" svg:x="2.553cm" svg:y="9.936cm">
          <draw:text-box>
            <text:p text:style-name="P55"><text:span text:style-name="T61">DESIGN PATTERNS</text:span></text:p>
          </draw:text-box>
        </draw:frame>
        <draw:frame draw:style-name="gr49" draw:text-style-name="P53" draw:layer="layout" svg:width="6.666cm" svg:height="0.657cm" svg:x="2.553cm" svg:y="10.537cm">
          <draw:text-box>
            <text:p text:style-name="P52"><text:span text:style-name="T61">SOFTWARE </text:span><text:span text:style-name="T61">ARCHTECTURE</text:span></text:p>
          </draw:text-box>
        </draw:frame>
        <draw:frame draw:style-name="gr62" draw:text-style-name="P49" draw:layer="layout" svg:width="12.174cm" svg:height="0.78cm" svg:x="2.234cm" svg:y="11.902cm">
          <draw:text-box>
            <text:p text:style-name="P48"><text:span text:style-name="T60"><text:a xlink:href="https://www.coursera.org/specializations/google-golang" xlink:type="simple">Programming with Google Go Specialization</text:a></text:span></text:p>
          </draw:text-box>
        </draw:frame>
        <draw:frame draw:style-name="gr49" draw:text-style-name="P53" draw:layer="layout" svg:width="6.666cm" svg:height="0.657cm" svg:x="2.54cm" svg:y="12.735cm">
          <draw:text-box>
            <text:p text:style-name="P52"><text:span text:style-name="T61"><text:a xlink:href="https://www.coursera.org/account/accomplishments/certificate/BKCFVNAFFKDN" xlink:type="simple">GETTING STARTED WITH GO</text:a></text:span></text:p>
          </draw:text-box>
        </draw:frame>
        <draw:custom-shape draw:style-name="gr66" draw:text-style-name="P54" draw:layer="layout" svg:width="0.762cm" svg:height="0.789cm" svg:x="1.242cm" svg:y="12.149cm">
          <text:p/>
          <draw:enhanced-geometry svg:viewBox="0 0 21600 21600" draw:type="rectangle" draw:enhanced-path="M 0 0 L 21600 0 21600 21600 0 21600 0 0 Z N"/>
        </draw:custom-shape>
        <draw:frame draw:style-name="gr67" draw:text-style-name="P56" draw:layer="layout" svg:width="9.188cm" svg:height="0.657cm" svg:x="2.54cm" svg:y="13.336cm">
          <draw:text-box>
            <text:p text:style-name="P55"><text:span text:style-name="T61">FUNCTION, </text:span><text:span text:style-name="T61">METHODS, AND </text:span><text:span text:style-name="T61">INTERFACES </text:span><text:span text:style-name="T61">IN GO</text:span></text:p>
          </draw:text-box>
        </draw:frame>
        <draw:frame draw:style-name="gr49" draw:text-style-name="P53" draw:layer="layout" svg:width="6.666cm" svg:height="0.657cm" svg:x="2.54cm" svg:y="13.937cm">
          <draw:text-box>
            <text:p text:style-name="P52"><text:span text:style-name="T61">CONCURRENCY IN </text:span><text:span text:style-name="T61">GO</text:span></text:p>
          </draw:text-box>
        </draw:frame>
        <draw:frame draw:style-name="gr44" draw:text-style-name="P34" draw:layer="layout" svg:width="3.502cm" svg:height="0.717cm" svg:x="16.797cm" svg:y="15.813cm">
          <draw:text-box>
            <text:p text:style-name="P33"><text:span text:style-name="T45">2</text:span><text:span text:style-name="T45">0</text:span><text:span text:style-name="T45">1</text:span><text:span text:style-name="T45">7</text:span><text:span text:style-name="T45">: </text:span><text:span text:style-name="T45">2</text:span><text:span text:style-name="T45">0</text:span><text:span text:style-name="T45">2</text:span><text:span text:style-name="T45">1</text:span></text:p>
          </draw:text-box>
        </draw:frame>
        <draw:frame draw:style-name="gr44" draw:text-style-name="P51" draw:layer="layout" svg:width="3.502cm" svg:height="0.717cm" svg:x="16.797cm" svg:y="9.713cm">
          <draw:text-box>
            <text:p text:style-name="P50"><text:span text:style-name="T45">--</text:span></text:p>
          </draw:text-box>
        </draw:frame>
        <draw:frame draw:style-name="gr44" draw:text-style-name="P51" draw:layer="layout" svg:width="3.502cm" svg:height="0.717cm" svg:x="16.797cm" svg:y="10.214cm">
          <draw:text-box>
            <text:p text:style-name="P50"><text:span text:style-name="T45">--</text:span></text:p>
          </draw:text-box>
        </draw:frame>
        <draw:frame draw:style-name="gr68" draw:text-style-name="P56" draw:layer="layout" svg:width="6.666cm" svg:height="0.657cm" svg:x="2.553cm" svg:y="11.137cm">
          <draw:text-box>
            <text:p text:style-name="P55"><text:span text:style-name="T61">SOFTWARE </text:span><text:span text:style-name="T61">ORIANTED </text:span><text:span text:style-name="T61">ARCHTECT</text:span><text:span text:style-name="T61">URE</text:span></text:p>
          </draw:text-box>
        </draw:frame>
        <draw:frame draw:style-name="gr44" draw:text-style-name="P51" draw:layer="layout" svg:width="3.502cm" svg:height="0.717cm" svg:x="16.797cm" svg:y="10.814cm">
          <draw:text-box>
            <text:p text:style-name="P50"><text:span text:style-name="T45">--</text:span></text:p>
          </draw:text-box>
        </draw:frame>
        <draw:frame draw:style-name="gr44" draw:text-style-name="P51" draw:layer="layout" svg:width="3.502cm" svg:height="0.717cm" svg:x="16.797cm" svg:y="12.513cm">
          <draw:text-box>
            <text:p text:style-name="P50"><text:span text:style-name="T45">24 – 11 - </text:span><text:span text:style-name="T45">2021</text:span></text:p>
          </draw:text-box>
        </draw:frame>
        <draw:frame draw:style-name="gr44" draw:text-style-name="P51" draw:layer="layout" svg:width="3.502cm" svg:height="0.717cm" svg:x="16.797cm" svg:y="13.014cm">
          <draw:text-box>
            <text:p text:style-name="P50"><text:span text:style-name="T45">--</text:span></text:p>
          </draw:text-box>
        </draw:frame>
        <draw:frame draw:style-name="gr44" draw:text-style-name="P51" draw:layer="layout" svg:width="3.502cm" svg:height="0.717cm" svg:x="16.797cm" svg:y="13.515cm">
          <draw:text-box>
            <text:p text:style-name="P50"><text:span text:style-name="T45">--</text:span></text:p>
          </draw:text-box>
        </draw:frame>
        <draw:custom-shape draw:style-name="gr69" draw:text-style-name="P57" draw:layer="layout" svg:width="0.762cm" svg:height="0.789cm" svg:x="1.255cm" svg:y="2.049cm">
          <text:p/>
          <draw:enhanced-geometry svg:viewBox="0 0 21600 21600" draw:type="rectangle" draw:enhanced-path="M 0 0 L 21600 0 21600 21600 0 21600 0 0 Z N"/>
        </draw:custom-shape>
        <draw:line draw:style-name="gr70" draw:text-style-name="P58" draw:layer="layout" svg:x1="1.635cm" svg:y1="3.032cm" svg:x2="1.635cm" svg:y2="6.588cm">
          <text:p/>
        </draw:line>
        <draw:line draw:style-name="gr70" draw:text-style-name="P58" draw:layer="layout" svg:x1="1.635cm" svg:y1="9.832cm" svg:x2="1.635cm" svg:y2="12.457cm">
          <text:p/>
        </draw:line>
        <draw:custom-shape draw:style-name="gr66" draw:text-style-name="P54" draw:layer="layout" svg:width="0.762cm" svg:height="0.789cm" svg:x="1.242cm" svg:y="12.149cm">
          <text:p/>
          <draw:enhanced-geometry svg:viewBox="0 0 21600 21600" draw:type="rectangle" draw:enhanced-path="M 0 0 L 21600 0 21600 21600 0 21600 0 0 Z N"/>
        </draw:custom-shape>
        <draw:line draw:style-name="gr70" draw:text-style-name="P58" draw:layer="layout" svg:x1="1.635cm" svg:y1="13.127cm" svg:x2="1.635cm" svg:y2="14.4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1.6.2.0$Linux_X86_64 LibreOffice_project/10$Build-2</meta:generator>
    <dc:date>2021-12-01T00:08:21.693594391</dc:date>
    <meta:editing-duration>P1DT10H35M7S</meta:editing-duration>
    <meta:editing-cycles>553</meta:editing-cycles>
    <meta:document-statistic meta:object-count="112"/>
  </office:meta>
</office:document-meta>
</file>